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</style:style>
    <style:style style:name="P2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style:font-name="Times New Roman" fo:font-size="9pt" fo:font-style="normal" style:font-size-asian="9pt" style:font-style-asian="normal" style:font-name-complex="Times New Roman" style:font-size-complex="9pt"/>
    </style:style>
    <style:style style:name="P3" style:family="paragraph" style:parent-style-name="Header">
      <style:paragraph-properties fo:margin-left="0.152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nux Libertine Display G" fo:font-size="12pt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paragraph-rsid="00062768" style:font-size-asian="12pt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paragraph-rsid="00087f36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paragraph-rsid="000c6513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rsid="000c5e3b" officeooo:paragraph-rsid="000c6513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rsid="000a5570" officeooo:paragraph-rsid="000c6513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rsid="000d2299" officeooo:paragraph-rsid="000c6513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nux Libertine Display G" fo:font-size="12pt" officeooo:rsid="000c9022" officeooo:paragraph-rsid="000c6513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62768" officeooo:paragraph-rsid="00062768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62768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78133" officeooo:paragraph-rsid="00078133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78133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cbddb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ee330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c9022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ae6a3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fo:font-weight="normal" officeooo:rsid="000d2299" officeooo:paragraph-rsid="000c6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fo:font-weight="normal" officeooo:rsid="000c9022" officeooo:paragraph-rsid="000c6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officeooo:paragraph-rsid="000c6513"/>
    </style:style>
    <style:style style:name="P24" style:family="paragraph" style:parent-style-name="Standard">
      <style:paragraph-properties fo:line-height="100%" fo:text-align="justify" style:justify-single-word="false"/>
      <style:text-properties officeooo:rsid="000c5e3b" officeooo:paragraph-rsid="000c6513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dd3d4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n" fo:country="US" officeooo:rsid="000d2299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 style:master-page-name="Standard">
      <style:paragraph-properties fo:line-height="100%" fo:text-align="justify" style:justify-single-word="false" style:page-number="auto"/>
      <style:text-properties style:font-name="Linux Libertine Display G" fo:font-size="12pt" officeooo:paragraph-rsid="00062768" style:font-size-asian="12pt" style:font-size-complex="12pt"/>
    </style:style>
    <style:style style:name="P28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officeooo:paragraph-rsid="000c651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768"/>
    </style:style>
    <style:style style:name="T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5" style:family="text">
      <style:text-properties style:use-window-font-color="true" fo:language="en" fo:country="US" officeooo:rsid="00062768" style:font-name-asian="Times New Roman" style:font-name-complex="Times New Roman" style:language-complex="ar" style:country-complex="SA"/>
    </style:style>
    <style:style style:name="T6" style:family="text">
      <style:text-properties style:use-window-font-color="true" fo:language="en" fo:country="US" officeooo:rsid="000cbddb" style:font-name-asian="Times New Roman" style:font-name-complex="Times New Roman" style:language-complex="ar" style:country-complex="SA"/>
    </style:style>
    <style:style style:name="T7" style:family="text">
      <style:text-properties style:use-window-font-color="true" fo:language="en" fo:country="US" officeooo:rsid="000dd3d4" style:font-name-asian="Times New Roman" style:font-name-complex="Times New Roman" style:language-complex="ar" style:country-complex="SA"/>
    </style:style>
    <style:style style:name="T8" style:family="text">
      <style:text-properties style:use-window-font-color="true" fo:language="en" fo:country="US" officeooo:rsid="000a0fbb" style:font-name-asian="Times New Roman" style:font-name-complex="Times New Roman" style:language-complex="ar" style:country-complex="SA"/>
    </style:style>
    <style:style style:name="T9" style:family="text">
      <style:text-properties style:use-window-font-color="true" fo:language="en" fo:country="US" officeooo:rsid="0010e21e" style:font-name-asian="Times New Roman" style:font-name-complex="Times New Roman" style:language-complex="ar" style:country-complex="SA"/>
    </style:style>
    <style:style style:name="T10" style:family="text">
      <style:text-properties style:use-window-font-color="true" fo:language="en" fo:country="US" officeooo:rsid="00118762" style:font-name-asian="Times New Roman" style:font-name-complex="Times New Roman" style:language-complex="ar" style:country-complex="SA"/>
    </style:style>
    <style:style style:name="T11" style:family="text">
      <style:text-properties style:use-window-font-color="true" fo:language="en" fo:country="US" officeooo:rsid="0011e3ec" style:font-name-asian="Times New Roman" style:font-name-complex="Times New Roman" style:language-complex="ar" style:country-complex="SA"/>
    </style:style>
    <style:style style:name="T12" style:family="text">
      <style:text-properties style:use-window-font-color="true" fo:language="en" fo:country="US" officeooo:rsid="000ee330" style:font-name-asian="Times New Roman" style:font-name-complex="Times New Roman" style:language-complex="ar" style:country-complex="SA"/>
    </style:style>
    <style:style style:name="T13" style:family="text">
      <style:text-properties style:use-window-font-color="true" fo:language="en" fo:country="US" officeooo:rsid="000c9022" style:font-name-asian="Times New Roman" style:font-name-complex="Times New Roman" style:language-complex="ar" style:country-complex="SA"/>
    </style:style>
    <style:style style:name="T14" style:family="text">
      <style:text-properties style:use-window-font-color="true" fo:language="en" fo:country="US" officeooo:rsid="000babb0" style:font-name-asian="Times New Roman" style:font-name-complex="Times New Roman" style:language-complex="ar" style:country-complex="SA"/>
    </style:style>
    <style:style style:name="T15" style:family="text">
      <style:text-properties style:use-window-font-color="true" fo:language="en" fo:country="US" officeooo:rsid="00087f36" style:font-name-asian="Times New Roman" style:font-name-complex="Times New Roman" style:language-complex="ar" style:country-complex="SA"/>
    </style:style>
    <style:style style:name="T16" style:family="text">
      <style:text-properties style:use-window-font-color="true" fo:language="en" fo:country="US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style:font-name="Linux Libertine Display G" fo:font-size="12pt" fo:language="en" fo:country="US" officeooo:rsid="000cbddb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Linux Libertine Display G" fo:font-size="12pt" fo:language="en" fo:country="US" officeooo:rsid="00062768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Linux Libertine Display G" fo:font-size="12pt" fo:language="en" fo:country="US" officeooo:rsid="00091e83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Linux Libertine Display G" fo:font-size="12pt" fo:language="en" fo:country="US" officeooo:rsid="000afb1f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Linux Libertine Display G" fo:font-size="12pt" fo:language="en" fo:country="US" officeooo:rsid="00094b4b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Linux Libertine Display G" fo:font-size="12pt" fo:language="en" fo:country="US" officeooo:rsid="000c5e3b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Linux Libertine Display G" fo:font-size="12pt" fo:language="en" fo:country="US" officeooo:rsid="0010e21e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Linux Libertine Display G" fo:font-size="12pt" fo:language="en" fo:country="US" officeooo:rsid="00118762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Linux Libertine Display G" fo:font-size="12pt" fo:language="en" fo:country="US" officeooo:rsid="0011e3ec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Linux Libertine Display G" fo:font-size="12pt" fo:language="en" fo:country="US" officeooo:rsid="000ee330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Linux Libertine Display G" fo:font-size="12pt" fo:language="en" fo:country="US" officeooo:rsid="000b747d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Linux Libertine Display G" fo:font-size="12pt" fo:language="en" fo:country="US" officeooo:rsid="000a5570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Linux Libertine Display G" fo:font-size="12pt" fo:language="en" fo:country="US" officeooo:rsid="000a195c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Linux Libertine Display G" fo:font-size="12pt" fo:language="en" fo:country="US" officeooo:rsid="000d2299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Linux Libertine Display G" fo:font-size="12pt" fo:language="en" fo:country="US" officeooo:rsid="000eccd5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Linux Libertine Display G" fo:font-size="12pt" fo:language="en" fo:country="US" officeooo:rsid="000be4a7" style:font-name-asian="Times New Roman" style:font-size-asian="12pt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Linux Libertine Display G" fo:font-size="12pt" fo:language="en" fo:country="US" officeooo:rsid="000cb18a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Linux Libertine Display G" fo:font-size="12pt" fo:language="en" fo:country="US" officeooo:rsid="000adef8" style:font-name-asian="Times New Roman" style:font-size-asian="12pt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Linux Libertine Display G" fo:font-size="12pt" fo:language="en" fo:country="US" officeooo:rsid="000c9022" style:font-name-asian="Times New Roman" style:font-size-asian="12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Linux Libertine Display G" fo:font-size="12pt" fo:language="en" fo:country="US" officeooo:rsid="000ae6a3" style:font-name-asian="Times New Roman" style:font-size-asian="12pt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Linux Libertine Display G" fo:font-size="12pt" fo:language="en" fo:country="US" officeooo:rsid="00087f36" style:font-name-asian="Times New Roman" style:font-size-asian="12pt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Linux Libertine Display G" fo:font-size="12pt" fo:language="en" fo:country="US" officeooo:rsid="000b2b46" style:font-name-asian="Times New Roman" style:font-size-asian="12pt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Linux Libertine Display G" fo:font-size="12pt" fo:language="en" fo:country="US" officeooo:rsid="000babb0" style:font-name-asian="Times New Roman" style:font-size-asian="12pt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Linux Libertine Display G" fo:font-size="12pt" fo:language="en" fo:country="US" officeooo:rsid="000ce18a" style:font-name-asian="Times New Roman" style:font-size-asian="12pt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Linux Libertine Display G" fo:font-size="12pt" fo:language="en" fo:country="US" officeooo:rsid="000ccc9c" style:font-name-asian="Times New Roman" style:font-size-asian="12pt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Linux Libertine Display G" fo:font-size="12pt" fo:language="en" fo:country="US" fo:font-weight="normal" officeooo:rsid="000d229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3" style:family="text">
      <style:text-properties officeooo:rsid="00087f36"/>
    </style:style>
    <style:style style:name="T44" style:family="text">
      <style:text-properties style:font-name="Linux Libertine Display G" fo:font-size="12pt" style:font-size-asian="12pt" style:font-size-complex="12pt"/>
    </style:style>
    <style:style style:name="T45" style:family="text">
      <style:text-properties style:font-name="Linux Libertine Display G" fo:font-size="12pt" officeooo:rsid="000afb1f" style:font-size-asian="12pt" style:font-size-complex="12pt"/>
    </style:style>
    <style:style style:name="T46" style:family="text">
      <style:text-properties style:font-name="Linux Libertine Display G" fo:font-size="12pt" officeooo:rsid="000cbddb" style:font-size-asian="12pt" style:font-size-complex="12pt"/>
    </style:style>
    <style:style style:name="T47" style:family="text">
      <style:text-properties style:font-name="Linux Libertine Display G" fo:font-size="12pt" officeooo:rsid="000dd3d4" style:font-size-asian="12pt" style:font-size-complex="12pt"/>
    </style:style>
    <style:style style:name="T48" style:family="text">
      <style:text-properties style:font-name="Linux Libertine Display G" fo:font-size="12pt" officeooo:rsid="00062768" style:font-size-asian="12pt" style:font-size-complex="12pt"/>
    </style:style>
    <style:style style:name="T49" style:family="text">
      <style:text-properties style:font-name="Linux Libertine Display G" fo:font-size="12pt" officeooo:rsid="000c5e3b" style:font-size-asian="12pt" style:font-size-complex="12pt"/>
    </style:style>
    <style:style style:name="T50" style:family="text">
      <style:text-properties style:font-name="Linux Libertine Display G" fo:font-size="12pt" officeooo:rsid="0010e21e" style:font-size-asian="12pt" style:font-size-complex="12pt"/>
    </style:style>
    <style:style style:name="T51" style:family="text">
      <style:text-properties style:font-name="Linux Libertine Display G" fo:font-size="12pt" officeooo:rsid="0011e3ec" style:font-size-asian="12pt" style:font-size-complex="12pt"/>
    </style:style>
    <style:style style:name="T52" style:family="text">
      <style:text-properties style:font-name="Linux Libertine Display G" fo:font-size="12pt" officeooo:rsid="00118762" style:font-size-asian="12pt" style:font-size-complex="12pt"/>
    </style:style>
    <style:style style:name="T53" style:family="text">
      <style:text-properties style:font-name="Linux Libertine Display G" fo:font-size="12pt" officeooo:rsid="000eccd5" style:font-size-asian="12pt" style:font-size-complex="12pt"/>
    </style:style>
    <style:style style:name="T54" style:family="text">
      <style:text-properties style:font-name="Linux Libertine Display G" fo:font-size="12pt" officeooo:rsid="00087f36" style:font-size-asian="12pt" style:font-size-complex="12pt"/>
    </style:style>
    <style:style style:name="T55" style:family="text">
      <style:text-properties style:font-name="Linux Libertine Display G" fo:font-size="12pt" officeooo:rsid="000c9022" style:font-size-asian="12pt" style:font-size-complex="12pt"/>
    </style:style>
    <style:style style:name="T56" style:family="text">
      <style:text-properties officeooo:rsid="000a0fbb"/>
    </style:style>
    <style:style style:name="T57" style:family="text">
      <style:text-properties officeooo:rsid="000a3640"/>
    </style:style>
    <style:style style:name="T58" style:family="text">
      <style:text-properties officeooo:rsid="000eccd5"/>
    </style:style>
    <style:style style:name="T59" style:family="text">
      <style:text-properties officeooo:rsid="000be4a7"/>
    </style:style>
    <style:style style:name="T60" style:family="text">
      <style:text-properties fo:color="#c9211e" style:font-name="Linux Libertine Display G" fo:font-size="12pt" fo:language="en" fo:country="US" fo:font-weight="bold" officeooo:rsid="000d229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1" style:family="text">
      <style:text-properties fo:color="#c9211e" fo:language="en" fo:country="US" fo:font-weight="bold" style:font-name-asian="Times New Roman" style:font-weight-asian="bold" style:font-name-complex="Times New Roman" style:language-complex="ar" style:country-complex="SA" style:font-weight-complex="bold"/>
    </style:style>
    <style:style style:name="T62" style:family="text">
      <style:text-properties fo:color="#c9211e" fo:language="en" fo:country="US" fo:font-weight="bold" officeooo:rsid="00087f36" style:font-name-asian="Times New Roman" style:font-weight-asian="bold" style:font-name-complex="Times New Roman" style:language-complex="ar" style:country-complex="SA" style:font-weight-complex="bold"/>
    </style:style>
    <style:style style:name="T63" style:family="text">
      <style:text-properties fo:color="#c9211e" fo:font-weight="bold" style:font-weight-asian="bold" style:font-weight-complex="bold"/>
    </style:style>
    <style:style style:name="T64" style:family="text">
      <style:text-properties officeooo:rsid="000ae6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_RefHeading___Toc307573171"/><text:span text:style-name="T5">Caso de uso: </text:span>[The use case name and functional area/package it resides in.]<text:bookmark-end text:name="__RefHeading___Toc307573171"/></text:p>
      <text:p text:style-name="P6"/>
      <text:p text:style-name="P6"><text:bookmark-start text:name="__RefHeading___Toc307573172"/><text:span text:style-name="T5">Descripción: </text:span>[A brief description of this <text:span text:style-name="T2">Use Case Specification</text:span>.]<text:bookmark-end text:name="__RefHeading___Toc307573172"/></text:p>
      <text:p text:style-name="P6"/>
      <text:p text:style-name="P13"><text:bookmark-start text:name="__RefHeading___Toc307573174"/>Actores implicados:<text:bookmark-end text:name="__RefHeading___Toc307573174"/></text:p>
      <text:p text:style-name="P13"/>
      <text:p text:style-name="P6"><text:bookmark-start text:name="__RefHeading___Toc307573185"/>Pre-Condi<text:span text:style-name="T3">ciones: </text:span>[A constraint that must be true when a use case is invoked]<text:bookmark-end text:name="__RefHeading___Toc307573185"/></text:p>
      <text:p text:style-name="P6"/>
      <text:p text:style-name="P7"><text:span text:style-name="T5">Flujo principal: </text:span>[The part of a use case that describes its most common implementation. <text:s/>The basic flow is written assuming that no errors or alternatives exist. <text:s/>Provide a short description of what the base flow should accomplish.]</text:p>
      <text:p text:style-name="P7"/>
      <text:p text:style-name="P7"><text:span text:style-name="T43"><text:tab/>1. </text:span>&lt; workflow step&gt;</text:p>
      <text:p text:style-name="P7"><text:span text:style-name="T43"><text:tab/>2. </text:span>The use case ends.<text:bookmark text:name="__RefHeading___Toc307573179"/></text:p>
      <text:p text:style-name="P5"/>
      <text:p text:style-name="P6"><text:span text:style-name="T3">Flujo alternativo: </text:span><text:bookmark-start text:name="__RefHeading___Toc307573180"/>&lt;name of alternate workflow&gt;<text:bookmark-end text:name="__RefHeading___Toc307573180"/> [A brief description of the alternate workflow.]</text:p>
      <text:p text:style-name="P6"/>
      <text:p text:style-name="P7"><text:span text:style-name="T43"><text:tab/>1. </text:span>&lt; workflow step&gt;</text:p>
      <text:p text:style-name="P7"><text:span text:style-name="T43"><text:tab/>2. </text:span>The use case ends.<text:bookmark text:name="__RefHeading___Toc307573181"/></text:p>
      <text:p text:style-name="P5"/>
      <text:p text:style-name="P6"><text:span text:style-name="T3">Flujo excepcional: </text:span>[The part of a use case that describes its error conditions.] <text:bookmark-start text:name="__RefHeading___Toc307573182"/>&lt;name of exception workflow&gt;<text:bookmark-end text:name="__RefHeading___Toc307573182"/> [A brief description of the exception workflow.]</text:p>
      <text:p text:style-name="P6"/>
      <text:p text:style-name="P7"><text:span text:style-name="T43"><text:tab/>1. </text:span>&lt; workflow step&gt;</text:p>
      <text:p text:style-name="P7"><text:span text:style-name="T43"><text:tab/>2. </text:span>The use case resumes at step 2 of the base flow.</text:p>
      <text:p text:style-name="P5"/>
      <text:p text:style-name="P6"><text:span text:style-name="T5">Requisitos especiales: </text:span>[The special requirements of the use case are included here. <text:s/>These requirements are not covered by the workflow as it has been described in the sections above.] <text:bookmark-start text:name="__RefHeading___Toc307573184"/>&lt;Name of Special Requirement&gt;<text:bookmark-end text:name="__RefHeading___Toc307573184"/> [A brief description of the special requirement.]</text:p>
      <text:p text:style-name="P5"><text:s text:c="2"/></text:p>
      <text:p text:style-name="P5"><text:bookmark-start text:name="__RefHeading___Toc307573186"/>Post-Condi<text:span text:style-name="T3">ciones: </text:span>[A constraint that must be true when a use case has ended]<text:bookmark-end text:name="__RefHeading___Toc307573186"/></text:p>
      <text:p text:style-name="P5"/>
      <text:p text:style-name="P15"><text:bookmark-start text:name="__RefHeading___Toc307573187"/>Puntos de extensión:<text:bookmark-end text:name="__RefHeading___Toc307573187"/></text:p>
      <text:p text:style-name="P5"><text:s text:c="2"/><text:bookmark-start text:name="__RefHeading___Toc307573188"/>&lt;&lt;Includes&gt;&gt;<text:bookmark-end text:name="__RefHeading___Toc307573188"/></text:p>
      <text:p text:style-name="P5">[In Unified Modeling Language (UML), a relationship from a base use case to an included use case specifying how the behavior defined for the included use case can be inserted into the behavior defined for the base use case.]</text:p>
      <text:p text:style-name="P5"><text:s text:c="2"/><text:bookmark-start text:name="__RefHeading___Toc307573189"/>&lt;&lt;Extends&gt;&gt;<text:bookmark-end text:name="__RefHeading___Toc307573189"/></text:p>
      <text:p text:style-name="P5">[In UML, a relationship from an extending use case to a base use case specifying how the behavior defined for the extending use case can be optionally inserted into the behavior defined for the base use case.]</text:p>
      <text:p text:style-name="P5"/>
      <text:p text:style-name="P28"><text:span text:style-name="T18">Caso de uso: </text:span><text:span text:style-name="T41">CU01_RecuperarContraseña</text:span></text:p>
      <text:p text:style-name="P8"/>
      <text:p text:style-name="P23"><text:bookmark-start text:name="__RefHeading___Toc3075731721"/><text:span text:style-name="T18">Descripción: </text:span><text:span text:style-name="T20">Cuando un usuario previamente registrado en el sistema intenta acceder al mismo pero no recuerda su contraseña</text:span><text:bookmark-end text:name="__RefHeading___Toc3075731721"/></text:p>
      <text:p text:style-name="P8"/>
      <text:p text:style-name="P23"><text:bookmark-start text:name="__RefHeading___Toc3075731741"/><text:span text:style-name="T18">Actores implicados: </text:span><text:span text:style-name="T20">Usuario Anónimo</text:span><text:bookmark-end text:name="__RefHeading___Toc3075731741"/></text:p>
      <text:p text:style-name="P8"/>
      <text:p text:style-name="P14">Flujo principal:</text:p>
      <text:p text:style-name="P14"/>
      <text:p text:style-name="P23"><text:span text:style-name="T17"><text:tab/>1. </text:span><text:span text:style-name="T45">el usuario hace click en la opción “¿olvido su contraseña?”</text:span></text:p>
      <text:p text:style-name="P23"><text:span text:style-name="T17"><text:tab/>2. </text:span><text:span text:style-name="T20">el sistema</text:span><text:span text:style-name="T45"> pide introducir el correo electrónico</text:span></text:p>
      <text:p text:style-name="P23"><text:span text:style-name="T46"><text:tab/>3. </text:span><text:span text:style-name="T45">el usuario introduce su correo y pulsa “enviar”</text:span></text:p>
      <text:p text:style-name="P23"><text:span text:style-name="T46"><text:tab/>4. </text:span><text:span text:style-name="T45">el sistema envía un e-mail con un link a la página de nueva contraseña </text:span><text:span text:style-name="T46">e informa de ello <text:tab/>al usuario </text:span><text:span text:style-name="T47">por pantalla</text:span><text:span text:style-name="T46">.</text:span></text:p>
      <text:p text:style-name="P23"><text:span text:style-name="T46"><text:tab/>5. </text:span><text:span text:style-name="T45">el usuario accede a </text:span><text:span text:style-name="T47">través del link</text:span><text:span text:style-name="T45"> </text:span><text:span text:style-name="T47">e </text:span><text:span text:style-name="T45">introduce </text:span><text:span text:style-name="T47">y envía </text:span><text:span text:style-name="T45">la nueva contraseña.</text:span></text:p>
      <text:p text:style-name="P23"><text:span text:style-name="T46"><text:tab/></text:span><text:span text:style-name="T47">6</text:span><text:span text:style-name="T46">. </text:span><text:span text:style-name="T45">el sistema </text:span><text:span text:style-name="T46">registra la nueva contraseña y </text:span><text:span text:style-name="T45">muestra confirmación tanto en pantalla como <text:tab/>enviando un </text:span><text:span text:style-name="T46">nuevo </text:span><text:span text:style-name="T45">e-mail</text:span><text:bookmark-start text:name="__RefHeading___Toc3075731791"/><text:span text:style-name="T45"> </text:span><text:bookmark-end text:name="__RefHeading___Toc3075731791"/><text:span text:style-name="T46">a la dirección del usuario.</text:span></text:p>
      <text:p text:style-name="P8"/>
      <text:p text:style-name="P23"><text:span text:style-name="T48">Flujo alternativo </text:span><text:span text:style-name="T46">1</text:span><text:span text:style-name="T48">: </text:span><text:bookmark-start text:name="__RefHeading___Toc3075731801"/><text:span text:style-name="T18">u</text:span><text:bookmark-end text:name="__RefHeading___Toc3075731801"/><text:span text:style-name="T17">suario_no_registrado. El usuario no se había registrado con anterioridad</text:span></text:p>
      <text:p text:style-name="P17"/>
      <text:p text:style-name="P17"><text:tab/>4.b. el sistema no encuentra ninguna cuenta con el e-mail facilitado, y no envía ningún <text:tab/>correo<text:bookmark text:name="__RefHeading___Toc3075731811"/></text:p>
      <text:p text:style-name="P8"/>
      <text:p text:style-name="P23"><text:span text:style-name="T48">Flujo alternativo </text:span><text:span text:style-name="T46">2</text:span><text:span text:style-name="T48">: </text:span><text:bookmark-start text:name="__RefHeading___Toc30757318011"/><text:span text:style-name="T17">t</text:span><text:bookmark-end text:name="__RefHeading___Toc30757318011"/><text:span text:style-name="T17">ime_out. El usuario no envía la nueva contraseña en las X horas posteriores a la solicitud</text:span></text:p>
      <text:p text:style-name="P17"/>
      <text:p text:style-name="P8"><text:span text:style-name="T6"><text:tab/></text:span><text:span text:style-name="T7">5</text:span><text:span text:style-name="T6">.b. el sistema d</text:span><text:span text:style-name="T7">etecta el timeout e inhabilita la página de nueva contraseña</text:span></text:p>
      <text:p text:style-name="P25"/>
      <text:p text:style-name="P28"><text:span text:style-name="T18">Caso de uso: </text:span><text:span text:style-name="T41">CU02_A</text:span><text:span text:style-name="T21">lta</text:span></text:p>
      <text:p text:style-name="P8"/>
      <text:p text:style-name="P8"><text:bookmark-start text:name="__RefHeading___Toc3075731722"/><text:span text:style-name="T5">Descripción: </text:span><text:span text:style-name="T8">Proceso por el cual se crea un nuevo usuario registrado.</text:span><text:bookmark-end text:name="__RefHeading___Toc3075731722"/></text:p>
      <text:p text:style-name="P8"/>
      <text:p text:style-name="P14"><text:bookmark-start text:name="__RefHeading___Toc3075731742"/>Actores implicados: <text:span text:style-name="T56">Usuario Anónimo</text:span><text:bookmark-end text:name="__RefHeading___Toc3075731742"/></text:p>
      <text:p text:style-name="P14"/>
      <text:p text:style-name="P23"><text:bookmark-start text:name="__RefHeading___Toc3075731851"/><text:span text:style-name="T44">Pre-Condi</text:span><text:span text:style-name="T48">ciones: </text:span><text:span text:style-name="T18">n</text:span><text:span text:style-name="T22">os encontramos situados en cualquiera de las página a las que tiene acceso un usuario anónimo</text:span><text:bookmark-end text:name="__RefHeading___Toc3075731851"/></text:p>
      <text:p text:style-name="P8"/>
      <text:p text:style-name="P14">Flujo principal:</text:p>
      <text:p text:style-name="P14"/>
      <text:p text:style-name="P23"><text:span text:style-name="T22"><text:tab/>1. el</text:span><text:span text:style-name="T49"> usuario anónimo pincha en la opción “Registrarse” que aparece arriba en todas las <text:tab/>páginas a las que tiene acceso</text:span></text:p>
      <text:p text:style-name="P23"><text:span text:style-name="T49"><text:tab/>2. el sistema presenta el formulario de acceso</text:span><text:span text:style-name="T44">.</text:span></text:p>
      <text:p text:style-name="P9"><text:tab/>3. el usuario introduce sus datos personales y los envía</text:p>
      <text:p text:style-name="P24"><text:span text:style-name="T44"><text:tab/>4. el sistema </text:span><text:span text:style-name="T50">comprueba los datos y</text:span><text:span text:style-name="T44"> le envía un e-mail de confirmación se seguridad</text:span></text:p>
      <text:p text:style-name="P9"><text:tab/>5. el usuario accede a su e-mail y entra en el enlace, confirmado así su dirección de correo</text:p>
      <text:p text:style-name="P23"><text:span text:style-name="T49"><text:tab/>6. el sistema registra la informacion del usuario y le muestra mensaje de confirmación/<text:tab/></text:span><text:span text:style-name="T51">bienvenida</text:span><text:span text:style-name="T49"> por pantalla y por e-mail.</text:span></text:p>
      <text:p text:style-name="P8"/>
      <text:p text:style-name="P23"><text:span text:style-name="T48">Flujo alternativo </text:span><text:span text:style-name="T51">1</text:span><text:span text:style-name="T48">: </text:span><text:span text:style-name="T50">El sistema detecta que los </text:span><text:span text:style-name="T18">d</text:span><text:span text:style-name="T23">atos proporcionados por el usuario que deben ser únicos coinciden con otro usuario ya registrado</text:span></text:p>
      <text:p text:style-name="P8"/>
      <text:p text:style-name="P23"><text:span text:style-name="T50"><text:tab/>4.b. el sistema detecta </text:span><text:span text:style-name="T52">l</text:span><text:span text:style-name="T24">a condición de error</text:span><text:span text:style-name="T50"> </text:span><text:span text:style-name="T52">y vuelve a la página d</text:span><text:span text:style-name="T23">e</text:span><text:span text:style-name="T24">l formulario. En ella </text:span><text:span text:style-name="T23"><text:s/><text:tab/></text:span><text:span text:style-name="T24">informa acerca de la condición de error concreta y</text:span><text:span text:style-name="T50"> remarca los campos que deben ser <text:tab/>modificados,</text:span><text:span text:style-name="T23"> </text:span><text:span text:style-name="T25">manteniendo el resto de campos con la información original.</text:span></text:p>
      <text:p text:style-name="P23"><text:span text:style-name="T50"><text:tab/></text:span><text:span text:style-name="T52">5.b. GOTO </text:span><text:span text:style-name="T50">punto 3 del flujo principal</text:span></text:p>
      <text:p text:style-name="P8"/>
      <text:p text:style-name="P23"><text:span text:style-name="T48">Flujo alternativo </text:span><text:span text:style-name="T50">2</text:span><text:span text:style-name="T48">: </text:span><text:span text:style-name="T50">El sistema detecta que </text:span><text:span text:style-name="T23">faltan</text:span><text:span text:style-name="T50"> </text:span><text:span text:style-name="T23">datos obligatorios</text:span></text:p>
      <text:p text:style-name="P8"/>
      <text:p text:style-name="P8"><text:span text:style-name="T9"><text:tab/>4.b. el sistema detecta </text:span><text:span text:style-name="T10">la condición de error</text:span><text:span text:style-name="T9"> </text:span><text:span text:style-name="T10">y vuelve a la página d</text:span><text:span text:style-name="T9">e</text:span><text:span text:style-name="T10">l formulario. En ella </text:span><text:span text:style-name="T9"><text:s/><text:tab/></text:span><text:span text:style-name="T10">informa acerca de la condición de error concreta y</text:span><text:span text:style-name="T9"> remarca los campos que deben ser <text:tab/>modificados, </text:span><text:span text:style-name="T11">manteniendo el resto de campos con la información original.</text:span></text:p>
      <text:p text:style-name="P8"><text:span text:style-name="T9"><text:tab/></text:span><text:span text:style-name="T10">5.b. GOTO </text:span><text:span text:style-name="T9">punto 3 del flujo principal</text:span></text:p>
      <text:p text:style-name="P8"/>
      <text:p text:style-name="P23"><text:span text:style-name="T48">Flujo excepcional:</text:span><text:bookmark-start text:name="__RefHeading___Toc3075731802"/><text:span text:style-name="T48"> </text:span><text:bookmark-end text:name="__RefHeading___Toc3075731802"/><text:span text:style-name="T48">time_out. </text:span><text:span text:style-name="T17">El usuario no c</text:span><text:span text:style-name="T26">onfirma su e-mail</text:span><text:span text:style-name="T17"> en las X horas posteriores a</text:span><text:span text:style-name="T26">l envío del link</text:span></text:p>
      <text:p text:style-name="P17"/>
      <text:p text:style-name="P8"><text:span text:style-name="T6"><text:tab/></text:span><text:span text:style-name="T7">5</text:span><text:span text:style-name="T6">.b. el sistema d</text:span><text:span text:style-name="T7">etecta el timeout e inhabilita la página de</text:span><text:bookmark text:name="__RefHeading___Toc3075731812"/><text:span text:style-name="T7"> </text:span><text:span text:style-name="T12">confirmación de registro</text:span></text:p>
      <text:p text:style-name="P25"/>
      <text:p text:style-name="P28"><text:span text:style-name="T18">Caso de uso: </text:span><text:span text:style-name="T41">CU03_</text:span><text:span text:style-name="T28">Login</text:span></text:p>
      <text:p text:style-name="P8"/>
      <text:p text:style-name="P23"><text:bookmark-start text:name="__RefHeading___Toc3075731723"/><text:span text:style-name="T18">Descripción: </text:span><text:span text:style-name="T28">O</text:span><text:span text:style-name="T29">peraciones que tienen lugar durante el proceso de inicio de sesión de un usuario</text:span><text:bookmark-end text:name="__RefHeading___Toc3075731723"/></text:p>
      <text:p text:style-name="P8"/>
      <text:p text:style-name="P14"><text:bookmark-start text:name="__RefHeading___Toc3075731743"/>Actores implicados: <text:span text:style-name="T57">Usuario Anónimo</text:span><text:bookmark-end text:name="__RefHeading___Toc3075731743"/></text:p>
      <text:p text:style-name="P14"/>
      <text:p text:style-name="P23"><text:bookmark-start text:name="__RefHeading___Toc3075731852"/><text:span text:style-name="T44">Pre-Condi</text:span><text:span text:style-name="T48">ciones: </text:span><text:span text:style-name="T18">n</text:span><text:span text:style-name="T22">os encontramos situados en cualquiera de las página a las que tiene acceso un usuario anónimo </text:span><text:span text:style-name="T28">y este </text:span><text:span text:style-name="T22">pincha en la opción “L</text:span><text:span text:style-name="T28">ogin</text:span><text:span text:style-name="T22">” que aparece arriba en todas e</text:span><text:span text:style-name="T28">stas</text:span><text:span text:style-name="T22"> páginas, ó </text:span><text:span text:style-name="T28">lo hace en “Comprar” en la página de algún producto.</text:span><text:bookmark-end text:name="__RefHeading___Toc3075731852"/></text:p>
      <text:p text:style-name="P8"/>
      <text:p text:style-name="P14">Flujo principal:</text:p>
      <text:p text:style-name="P8"/>
      <text:p text:style-name="P23"><text:span text:style-name="T22"><text:tab/>1. </text:span><text:span text:style-name="T49">el sistema presenta el formulario de acceso</text:span><text:span text:style-name="T44">.</text:span></text:p>
      <text:p text:style-name="P9"><text:tab/>2. el usuario introduce sus credenciales y los envía</text:p>
      <text:p text:style-name="P10"><text:tab/>3. el sistema vuelve a la página donde se estaba, esta vez como Usuario Registrado.</text:p>
      <text:p text:style-name="P8"/>
      <text:p text:style-name="P23"><text:span text:style-name="T48">Flujo alternativo: </text:span><text:bookmark-start text:name="__RefHeading___Toc3075731803"/><text:span text:style-name="T18">u</text:span><text:bookmark-end text:name="__RefHeading___Toc3075731803"/><text:span text:style-name="T27">surio y/o password incorrectos</text:span></text:p>
      <text:p text:style-name="P8"/>
      <text:p text:style-name="P8"><text:span text:style-name="T43"><text:tab/>3.</text:span><text:bookmark text:name="__RefHeading___Toc3075731813"/><text:span text:style-name="T43">b. el sistema informa del error y vuelve a la página del formulario de acceso. GOTO <text:tab/>punto 1 del flujo principal</text:span></text:p>
      <text:p text:style-name="P8"><text:s text:c="2"/></text:p>
      <text:p text:style-name="P25"><text:bookmark-start text:name="__RefHeading___Toc3075731861"/>Post-Condiciones: se ha efectuado el login de un usuario<text:bookmark-end text:name="__RefHeading___Toc3075731861"/></text:p>
      <text:p text:style-name="P18"/>
      <text:p text:style-name="P28"><text:span text:style-name="T18">Caso de uso: </text:span><text:span text:style-name="T41">CU04_Buscar</text:span></text:p>
      <text:p text:style-name="P8"/>
      <text:p text:style-name="P23"><text:bookmark-start text:name="__RefHeading___Toc3075731724"/><text:span text:style-name="T18">Descripción: </text:span><text:span text:style-name="T32">Un usuario explora el catálogo y acaba por abrir la ficha de un producto</text:span><text:bookmark-end text:name="__RefHeading___Toc3075731724"/></text:p>
      <text:p text:style-name="P8"/>
      <text:p text:style-name="P14"><text:bookmark-start text:name="__RefHeading___Toc3075731744"/>Actores implicados: <text:span text:style-name="T59">Usuario Anónimo, Usuario Registrado</text:span><text:bookmark-end text:name="__RefHeading___Toc3075731744"/></text:p>
      <text:p text:style-name="P14"/>
      <text:p text:style-name="P23"><text:bookmark-start text:name="__RefHeading___Toc3075731853"/><text:span text:style-name="T44">Pre-Condi</text:span><text:span text:style-name="T48">ciones: </text:span><text:span text:style-name="T18">N</text:span><text:span text:style-name="T32">os encontramos en cualquiera de las páginas que dan acceso al catálogo</text:span><text:bookmark-end text:name="__RefHeading___Toc3075731853"/></text:p>
      <text:p text:style-name="P8"/>
      <text:p text:style-name="P14">Flujo principal:</text:p>
      <text:p text:style-name="P8"/>
      <text:p text:style-name="P23"><text:span text:style-name="T54"><text:tab/>1. </text:span><text:span text:style-name="T33">el usuario </text:span><text:span text:style-name="T30">hace click en alguna de las categorías que el </text:span><text:span text:style-name="T60">catálogo flotante</text:span><text:span text:style-name="T30"> le muestra</text:span></text:p>
      <text:p text:style-name="P23"><text:span text:style-name="T30"><text:tab/>2. el sistema muestra la </text:span><text:span text:style-name="T60">página de resultados de búsqueda</text:span></text:p>
      <text:p text:style-name="P21"><text:tab/>3. el usuario hace click en alguno de los productos mostrados</text:p>
      <text:p text:style-name="P23"><text:span text:style-name="T42"><text:tab/>4. el sistema muestra la </text:span><text:span text:style-name="T60">página de ficha de producto</text:span><text:bookmark text:name="__RefHeading___Toc3075731792"/></text:p>
      <text:p text:style-name="P8"/>
      <text:p text:style-name="P23"><text:span text:style-name="T48">Flujo alternativo </text:span><text:span text:style-name="T53">1</text:span><text:span text:style-name="T48">: </text:span><text:bookmark-start text:name="__RefHeading___Toc3075731804"/><text:span text:style-name="T18">r</text:span><text:bookmark-end text:name="__RefHeading___Toc3075731804"/><text:span text:style-name="T30">efinamiento de búsqueda. Una vez en la página de resultados de búsqueda, el usuario a</text:span><text:span text:style-name="T31">ltera</text:span><text:span text:style-name="T30"> algún criterio de filtro de los mostrados a la izquierda</text:span></text:p>
      <text:p text:style-name="P8"/>
      <text:p text:style-name="P11"><text:bookmark-start text:name="__RefHeading___Toc3075731814"/><text:tab/>3.b. el usuario selecciona/<text:span text:style-name="T58">deselecciona</text:span> algún criterio de filtro de entre los mostrados en la <text:tab/>página de resultados de búsqueda. GOTO punto 2 del flujo principal.<text:bookmark-end text:name="__RefHeading___Toc3075731814"/></text:p>
      <text:p text:style-name="P8"/>
      <text:p text:style-name="P23"><text:span text:style-name="T48">Flujo alternativo </text:span><text:span text:style-name="T53">2</text:span><text:span text:style-name="T48">: </text:span><text:span text:style-name="T18">bú</text:span><text:span text:style-name="T31">squeda por texto</text:span><text:span text:style-name="T30">. E</text:span><text:span text:style-name="T31">l usuario introduce una cadena de texto en el cuadro de búsqueda</text:span></text:p>
      <text:p text:style-name="P8"/>
      <text:p text:style-name="P26"><text:bookmark-start text:name="__RefHeading___Toc30757318111"/><text:tab/>1.b. el usuario introduce una cadena de texto en el cuadro de búsqueda y pincha en <text:tab/>“buscar”. GOTO punto 2 del flujo principal.<text:bookmark-end text:name="__RefHeading___Toc30757318111"/></text:p>
      <text:p text:style-name="P18"/>
      <text:p text:style-name="P28"><text:span text:style-name="T18">Caso de uso: </text:span><text:span text:style-name="T41">CU05_Baja</text:span></text:p>
      <text:p text:style-name="P8"/>
      <text:p text:style-name="P23"><text:bookmark-start text:name="__RefHeading___Toc3075731725"/><text:span text:style-name="T18">Descripción: </text:span><text:span text:style-name="T35">Un usuario decide eliminar su cuenta en la tienda online</text:span><text:bookmark-end text:name="__RefHeading___Toc3075731725"/></text:p>
      <text:p text:style-name="P8"/>
      <text:p text:style-name="P8"><text:bookmark-start text:name="__RefHeading___Toc3075731745"/><text:span text:style-name="T5">Actores implicados: </text:span><text:span text:style-name="T13">Usuario Registrado</text:span><text:bookmark-end text:name="__RefHeading___Toc3075731745"/></text:p>
      <text:p text:style-name="P8"/>
      <text:p text:style-name="P14">Flujo principal:</text:p>
      <text:p text:style-name="P14"/>
      <text:p text:style-name="P12"><text:bookmark-start text:name="__RefHeading___Toc3075731793"/><text:span text:style-name="T5"><text:tab/>1. </text:span><text:span text:style-name="T4">el usuario hace click en “</text:span><text:span text:style-name="T61">área personal”</text:span><text:bookmark-end text:name="__RefHeading___Toc3075731793"/></text:p>
      <text:p text:style-name="P12"><text:span text:style-name="T16"><text:tab/>2. el sistema muestra la </text:span><text:span text:style-name="T61">página de área personal</text:span></text:p>
      <text:p text:style-name="P22"><text:tab/>3. el usuario selecciona “eliminar cuenta”</text:p>
      <text:p text:style-name="P22"><text:tab/>4. el sistema muestra <text:span text:style-name="T63">formulario de eliminación de cuenta</text:span></text:p>
      <text:p text:style-name="P22"><text:tab/>5. el usuario rellena y envía el formulario</text:p>
      <text:p text:style-name="P22"><text:tab/>6. el sistema pregunta por última vez si de verdad quiere darse de baja</text:p>
      <text:p text:style-name="P22"><text:tab/>7. el usuario confirma</text:p>
      <text:p text:style-name="P22"><text:tab/>8. el sistema altera el estado del usuario internamente y muestra en pantalla mensaje de <text:tab/>confirmación.</text:p>
      <text:p text:style-name="P22"><text:tab/>9. el sistema envía e-mail de confirmación</text:p>
      <text:p text:style-name="P22"><text:tab/>10. el usuario está en el sistema como no registrado</text:p>
      <text:p text:style-name="P8"/>
      <text:p text:style-name="P23"><text:span text:style-name="T48">Flujo alternativo </text:span><text:span text:style-name="T55">1</text:span><text:span text:style-name="T48">:</text:span><text:span text:style-name="T44"> </text:span><text:span text:style-name="T55">el usuario cancela el proceso de baja</text:span></text:p>
      <text:p text:style-name="P8"/>
      <text:p text:style-name="P23"><text:span text:style-name="T55"><text:tab/>5.b. </text:span><text:span text:style-name="T35">el usuario cancela el proceso de baja</text:span><text:bookmark text:name="__RefHeading___Toc3075731815"/><text:span text:style-name="T35">. GOTO punto 2 del flujo principal.</text:span></text:p>
      <text:p text:style-name="P19"/>
      <text:p text:style-name="P23"><text:span text:style-name="T48">Flujo alternativo </text:span><text:span text:style-name="T55">2</text:span><text:span text:style-name="T48">:</text:span><text:span text:style-name="T44"> </text:span><text:span text:style-name="T55">el usuario cancela el proceso de baja</text:span></text:p>
      <text:p text:style-name="P8"/>
      <text:p text:style-name="P23"><text:span text:style-name="T35"><text:tab/>7.b. el usuario cancela el proceso de baja</text:span><text:bookmark text:name="__RefHeading___Toc30757318112"/><text:span text:style-name="T35">. GOTO punto 2 del flujo principal.</text:span></text:p>
      <text:p text:style-name="P8"/>
      <text:p text:style-name="P8"><text:span text:style-name="T3">Flujo excepcional: <text:s/></text:span><text:bookmark-start text:name="__RefHeading___Toc3075731805"/><text:span text:style-name="T5">e</text:span><text:bookmark-end text:name="__RefHeading___Toc3075731805"/><text:span text:style-name="T13">rror envío formulario</text:span></text:p>
      <text:p text:style-name="P8"/>
      <text:p text:style-name="P8"/>
      <text:p text:style-name="P23"><text:bookmark-start text:name="__RefHeading___Toc3075731862"/><text:span text:style-name="T44">Post-Condi</text:span><text:span text:style-name="T48">ciones: </text:span><text:span text:style-name="T18">e</text:span><text:span text:style-name="T35">l usuario ya no figura como dado de alta en la aplicación</text:span><text:bookmark-end text:name="__RefHeading___Toc3075731862"/></text:p>
      <text:p text:style-name="P8"/>
      <text:p text:style-name="P18"/>
      <text:p text:style-name="P28"><text:span text:style-name="T18">Caso de uso: </text:span><text:span text:style-name="T41">CU06_</text:span><text:span text:style-name="T36">Logout</text:span></text:p>
      <text:p text:style-name="P8"/>
      <text:p text:style-name="P23"><text:bookmark-start text:name="__RefHeading___Toc3075731726"/><text:span text:style-name="T18">Descripción: </text:span><text:span text:style-name="T36">el usuario cierra su sesión</text:span><text:bookmark-end text:name="__RefHeading___Toc3075731726"/></text:p>
      <text:p text:style-name="P8"/>
      <text:p text:style-name="P14"><text:bookmark-start text:name="__RefHeading___Toc3075731746"/>Actores implicados: <text:span text:style-name="T64">Usuario Registrado</text:span><text:bookmark-end text:name="__RefHeading___Toc3075731746"/></text:p>
      <text:p text:style-name="P14"/>
      <text:p text:style-name="P23"><text:bookmark-start text:name="__RefHeading___Toc3075731854"/><text:span text:style-name="T44">Pre-Condi</text:span><text:span text:style-name="T48">ciones: </text:span><text:span text:style-name="T18">e</text:span><text:span text:style-name="T36">l usuario está con su sesión abierta en el sistema</text:span><text:bookmark-end text:name="__RefHeading___Toc3075731854"/></text:p>
      <text:p text:style-name="P8"/>
      <text:p text:style-name="P14">Flujo principal: </text:p>
      <text:p text:style-name="P8"/>
      <text:p text:style-name="P23"><text:span text:style-name="T54">1. </text:span><text:span text:style-name="T37">e</text:span><text:span text:style-name="T36">l usuario hace click en “cerrar sesión”</text:span></text:p>
      <text:p text:style-name="P20">2. el sistema requiere confirmación a través de cuadro de diálogo</text:p>
      <text:p text:style-name="P20">3. el usuario confirma que quiere salir</text:p>
      <text:p text:style-name="P23"><text:span text:style-name="T36">4. </text:span><text:bookmark text:name="__RefHeading___Toc3075731794"/><text:span text:style-name="T37">e</text:span><text:span text:style-name="T36">l sistema cierra la sesión del usuario</text:span></text:p>
      <text:p text:style-name="P20">5. el sistema muestra la página de inicio</text:p>
      <text:p text:style-name="P8"/>
      <text:p text:style-name="P23"><text:span text:style-name="T48">Flujo alternativo: </text:span><text:span text:style-name="T18">e</text:span><text:span text:style-name="T36">l usuario cancela el logout</text:span></text:p>
      <text:p text:style-name="P8"/>
      <text:p text:style-name="P23"><text:span text:style-name="T54"><text:tab/>3.b. </text:span><text:span text:style-name="T37">e</text:span><text:span text:style-name="T36">l usuario cancela el proceso de logout</text:span></text:p>
      <text:p text:style-name="P8"><text:span text:style-name="T43"><text:tab/></text:span><text:bookmark text:name="__RefHeading___Toc3075731816"/><text:span text:style-name="T43">4.b. el sistema muestra la última página antes de empezar el logout</text:span></text:p>
      <text:p text:style-name="P8"><text:s text:c="2"/></text:p>
      <text:p text:style-name="P18"><text:bookmark-start text:name="__RefHeading___Toc3075731863"/>Post-Condi<text:span text:style-name="T3">ciones: el usuario ha efectuado el logout con éxito</text:span><text:bookmark-end text:name="__RefHeading___Toc3075731863"/></text:p>
      <text:p text:style-name="P18"/>
      <text:p text:style-name="P28"><text:span text:style-name="T18">Caso de uso: </text:span><text:span text:style-name="T41">CU07_</text:span><text:span text:style-name="T38">Modificar</text:span><text:span text:style-name="T41">P</text:span><text:span text:style-name="T38">erfil</text:span></text:p>
      <text:p text:style-name="P8"/>
      <text:p text:style-name="P23"><text:bookmark-start text:name="__RefHeading___Toc3075731727"/><text:span text:style-name="T18">Descripción: </text:span><text:span text:style-name="T39">El usuario modifica alguno de los datos de su perfil personal</text:span><text:bookmark-end text:name="__RefHeading___Toc3075731727"/></text:p>
      <text:p text:style-name="P8"/>
      <text:p text:style-name="P8"><text:bookmark-start text:name="__RefHeading___Toc3075731747"/><text:span text:style-name="T5">Actores implicados: </text:span><text:span text:style-name="T14">Usuario Registrado</text:span><text:bookmark-end text:name="__RefHeading___Toc3075731747"/></text:p>
      <text:p text:style-name="P8"/>
      <text:p text:style-name="P14">Flujo principal:</text:p>
      <text:p text:style-name="P8"/>
      <text:p text:style-name="P8"><text:span text:style-name="T43"><text:tab/></text:span><text:span text:style-name="T5">1. </text:span><text:span text:style-name="T15">el usuario hace click en “</text:span><text:span text:style-name="T62">área personal”</text:span></text:p>
      <text:p text:style-name="P12"><text:span text:style-name="T16"><text:tab/>2. el sistema muestra la </text:span><text:span text:style-name="T61">página de área personal</text:span></text:p>
      <text:p text:style-name="P23"><text:span text:style-name="T54"><text:tab/>2. </text:span><text:bookmark text:name="__RefHeading___Toc3075731795"/><text:span text:style-name="T37">e</text:span><text:span text:style-name="T40">l usuario selecciona “modificar datos personales”</text:span></text:p>
      <text:p text:style-name="P8"/>
      <text:p text:style-name="P8"><text:span text:style-name="T3">Flujo alternativo: </text:span><text:bookmark-start text:name="__RefHeading___Toc3075731806"/>&lt;name of alternate workflow&gt;<text:bookmark-end text:name="__RefHeading___Toc3075731806"/> [A brief description of the alternate workflow.]</text:p>
      <text:p text:style-name="P8"/>
      <text:p text:style-name="P8"><text:span text:style-name="T43"><text:tab/>1. </text:span>&lt; workflow step&gt;</text:p>
      <text:p text:style-name="P8"><text:span text:style-name="T43"><text:tab/>2. </text:span>The use case ends.<text:bookmark text:name="__RefHeading___Toc3075731817"/></text:p>
      <text:p text:style-name="P8"/>
      <text:p text:style-name="P8"><text:span text:style-name="T3">Flujo excepcional: </text:span>[The part of a use case that describes its error conditions.] <text:bookmark-start text:name="__RefHeading___Toc3075731821"/>&lt;name of exception workflow&gt;<text:bookmark-end text:name="__RefHeading___Toc3075731821"/> [A brief description of the exception workflow.]</text:p>
      <text:p text:style-name="P8"/>
      <text:p text:style-name="P8"><text:span text:style-name="T43"><text:tab/>1. </text:span>&lt; workflow step&gt;</text:p>
      <text:p text:style-name="P8"><text:span text:style-name="T43"><text:tab/>2. </text:span>The use case resumes at step 2 of the base flow.</text:p>
      <text:p text:style-name="P8"/>
      <text:p text:style-name="P8"><text:span text:style-name="T5">Requisitos especiales: </text:span>[The special requirements of the use case are included here. <text:s/>These requirements are not covered by the workflow as it has been described in the sections above.] <text:bookmark-start text:name="__RefHeading___Toc3075731841"/>&lt;Name of Special Requirement&gt;<text:bookmark-end text:name="__RefHeading___Toc3075731841"/> [A brief description of the special requirement.]</text:p>
      <text:p text:style-name="P8"><text:s text:c="2"/></text:p>
      <text:p text:style-name="P8"><text:bookmark-start text:name="__RefHeading___Toc3075731864"/>Post-Condi<text:span text:style-name="T3">ciones: </text:span>[A constraint that must be true when a use case has ended]<text:bookmark-end text:name="__RefHeading___Toc3075731864"/></text:p>
      <text:p text:style-name="P8"/>
      <text:p text:style-name="P16"><text:bookmark-start text:name="__RefHeading___Toc3075731871"/>Puntos de extensión:<text:bookmark-end text:name="__RefHeading___Toc3075731871"/></text:p>
      <text:p text:style-name="P8"><text:s text:c="2"/><text:bookmark-start text:name="__RefHeading___Toc3075731881"/>&lt;&lt;Includes&gt;&gt;<text:bookmark-end text:name="__RefHeading___Toc3075731881"/></text:p>
      <text:p text:style-name="P8">[In Unified Modeling Language (UML), a relationship from a base use case to an included use case specifying how the behavior defined for the included use case can be inserted into the behavior defined for the base use case.]</text:p>
      <text:p text:style-name="P8"><text:s text:c="2"/><text:bookmark-start text:name="__RefHeading___Toc3075731891"/>&lt;&lt;Extends&gt;&gt;<text:bookmark-end text:name="__RefHeading___Toc3075731891"/></text:p>
      <text:p text:style-name="P18">[In UML, a relationship from an extending use case to a base use case specifying how the behavior defined for the extending use case can be optionally inserted into the behavior defined for the base use case.]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fo:font-size="12pt" fo:font-style="italic" style:font-size-asian="12pt" style:font-style-asian="italic" style:font-size-complex="12pt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9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bTitle" style:family="paragraph" style:parent-style-name="Heading">
      <style:paragraph-properties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</style:style>
    <style:style style:name="MP2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style:font-name="Times New Roman" fo:font-size="9pt" fo:font-style="normal" style:font-size-asian="9pt" style:font-style-asian="normal" style:font-name-complex="Times New Roman" style:font-size-complex="9pt"/>
    </style:style>
    <style:style style:name="MP3" style:family="paragraph" style:parent-style-name="Header">
      <style:paragraph-properties fo:margin-left="0.152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/>
    </style:style>
    <style:style style:name="MP4" style:family="paragraph" style:parent-style-name="Standard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/>
        <text:p text:style-name="MP3"/>
      </loext:header-first>
      <style:footer>
        <text:p text:style-name="MP4"><text:span text:style-name="MT1">Page </text:span><text:span text:style-name="Page_20_Number"><text:span text:style-name="MT1"><text:page-number text:select-page="current">7</text:page-number></text:span></text:span><text:span text:style-name="Page_20_Number"><text:span text:style-name="MT1"><text:s/>of </text:span></text:span><text:page-count style:num-format="1">8</text:page-count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RQTE001</dc:title>
    <dc:subject/>
    <meta:keyword/>
    <meta:initial-creator>SEPG</meta:initial-creator>
    <meta:creation-date>2011-10-28T19:23:00</meta:creation-date>
    <dc:date>2019-09-30T14:03:04.002172000</dc:date>
    <meta:print-date>2016-05-16T11:17:00</meta:print-date>
    <meta:editing-cycles>19</meta:editing-cycles>
    <meta:editing-duration>PT2H21M48S</meta:editing-duration>
    <meta:generator>LibreOffice/6.3.1.2$MacOSX_X86_64 LibreOffice_project/b79626edf0065ac373bd1df5c28bd630b4424273</meta:generator>
    <meta:document-statistic meta:table-count="0" meta:image-count="0" meta:object-count="0" meta:page-count="8" meta:paragraph-count="136" meta:word-count="1594" meta:character-count="9696" meta:non-whitespace-character-count="8142"/>
    <meta:user-defined meta:name="ACC Topic">2;#BPD Files Library|4f13aa3a-4864-4df7-9057-30f3ad189998</meta:user-defined>
    <meta:user-defined meta:name="Artifact Type">Template</meta:user-defined>
    <meta:user-defined meta:name="Artifact Types">Template</meta:user-defined>
    <meta:user-defined meta:name="ContentType">Document</meta:user-defined>
    <meta:user-defined meta:name="ContentTypeId" meta:value-type="string">0x0101003D57505F8584ED4FA4802FE03B5A20160101002C6B2706563F7F478E91224154053C9600EACAA32F03BEB8438DAD6045AB74B483</meta:user-defined>
    <meta:user-defined meta:name="Contribution Type" meta:value-type="string">Reference</meta:user-defined>
    <meta:user-defined meta:name="Functional Discipline" meta:value-type="string">;#Program Management;#Requirements Development;#Test/Evaluation;#</meta:user-defined>
    <meta:user-defined meta:name="Functional Disciplines" meta:value-type="string">;#Program Management;#Requirements Development;#Test/Evaluation;#</meta:user-defined>
    <meta:user-defined meta:name="Organization" meta:value-type="string"/>
    <meta:user-defined meta:name="Summary Description" meta:value-type="string">BPD Artifact 8.2</meta:user-defined>
    <meta:user-defined meta:name="TEMP" meta:value-type="string">RQTE001</meta:user-defined>
    <meta:user-defined meta:name="TaxCatchAll" meta:value-type="string">2;#BPD Files Library|4f13aa3a-4864-4df7-9057-30f3ad189998</meta:user-defined>
    <meta:user-defined meta:name="TemplateUrl" meta:value-type="string"/>
    <meta:user-defined meta:name="Topic Areas" meta:value-type="string"/>
    <meta:user-defined meta:name="_dlc_DocId" meta:value-type="string">J2UUKY2MVM6H-2095146707-101</meta:user-defined>
    <meta:user-defined meta:name="_dlc_DocIdItemGuid" meta:value-type="string">f8cd66ad-a484-4bbe-b26d-1cfeabc3401f</meta:user-defined>
    <meta:user-defined meta:name="_dlc_DocIdUrl" meta:value-type="string">https://www.dau.mil/cop/bes/_layouts/15/DocIdRedir.aspx?ID=J2UUKY2MVM6H-2095146707-101, J2UUKY2MVM6H-2095146707-101</meta:user-defined>
    <meta:user-defined meta:name="display_urn:schemas-microsoft-com:office:office#Author" meta:value-type="string">TUBBS, DARREL M GS-12 USAF AFMC AFLCMC/HIQI</meta:user-defined>
    <meta:user-defined meta:name="display_urn:schemas-microsoft-com:office:office#Editor" meta:value-type="string">TUBBS, DARREL M GS-12 USAF AFMC AFLCMC/HIQI</meta:user-defined>
    <meta:user-defined meta:name="la173d2cbe2646f3afacd517f7d8c19d" meta:value-type="string"/>
    <meta:user-defined meta:name="le73a48d81f14df48b33997dd444b3ba" meta:value-type="string">BPD Files Library|4f13aa3a-4864-4df7-9057-30f3ad189998</meta:user-defined>
    <meta:user-defined meta:name="mf7cf8b058864fb5a6761765b2e69ff1" meta:value-type="string"/>
    <meta:user-defined meta:name="xd_ProgID" meta:value-type="string"/>
  </office:meta>
</office:document-meta>
</file>